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0f9" officeooo:paragraph-rsid="0003a0f9"/>
    </style:style>
    <style:style style:name="P2" style:family="paragraph" style:parent-style-name="Standard">
      <style:text-properties officeooo:rsid="0003a0f9" officeooo:paragraph-rsid="000417d9"/>
    </style:style>
    <style:style style:name="P3" style:family="paragraph" style:parent-style-name="Standard">
      <style:text-properties officeooo:rsid="0003a0f9" officeooo:paragraph-rsid="000659d0"/>
    </style:style>
    <style:style style:name="P4" style:family="paragraph" style:parent-style-name="Standard">
      <style:text-properties officeooo:paragraph-rsid="000417d9"/>
    </style:style>
    <style:style style:name="P5" style:family="paragraph" style:parent-style-name="Standard">
      <style:text-properties fo:color="#a1467e" officeooo:rsid="000417d9" officeooo:paragraph-rsid="000417d9"/>
    </style:style>
    <style:style style:name="P6" style:family="paragraph" style:parent-style-name="Standard">
      <style:text-properties fo:color="#a1467e" officeooo:rsid="0005573c" officeooo:paragraph-rsid="0005573c"/>
    </style:style>
    <style:style style:name="P7" style:family="paragraph" style:parent-style-name="Standard">
      <style:text-properties fo:color="#a1467e" officeooo:rsid="0003a0f9" officeooo:paragraph-rsid="0003a0f9"/>
    </style:style>
    <style:style style:name="P8" style:family="paragraph" style:parent-style-name="Standard">
      <style:text-properties officeooo:rsid="000659d0" officeooo:paragraph-rsid="000659d0"/>
    </style:style>
    <style:style style:name="P9" style:family="paragraph" style:parent-style-name="Standard">
      <style:text-properties fo:color="#ff0000" officeooo:rsid="00075b27" officeooo:paragraph-rsid="00075b27"/>
    </style:style>
    <style:style style:name="P10" style:family="paragraph" style:parent-style-name="Standard">
      <style:text-properties officeooo:paragraph-rsid="00075b27"/>
    </style:style>
    <style:style style:name="P11" style:family="paragraph" style:parent-style-name="Standard">
      <style:text-properties fo:color="#2a6099" officeooo:rsid="00092438" officeooo:paragraph-rsid="00092438"/>
    </style:style>
    <style:style style:name="P12" style:family="paragraph" style:parent-style-name="Standard">
      <style:text-properties fo:color="#ffea00" officeooo:rsid="0009d4fb" officeooo:paragraph-rsid="0003a0f9"/>
    </style:style>
    <style:style style:name="P13" style:family="paragraph" style:parent-style-name="Standard">
      <style:text-properties fo:color="#db2d67" officeooo:rsid="0003a0f9" officeooo:paragraph-rsid="0003a0f9"/>
    </style:style>
    <style:style style:name="P14" style:family="paragraph" style:parent-style-name="Standard">
      <style:text-properties fo:color="#1b1b1b" style:text-underline-style="solid" style:text-underline-width="auto" style:text-underline-color="font-color" fo:font-weight="bold" officeooo:rsid="0003a0f9" officeooo:paragraph-rsid="0003a0f9" fo:background-color="#ffff00" style:font-weight-asian="bold" style:font-weight-complex="bold"/>
    </style:style>
    <style:style style:name="P15" style:family="paragraph" style:parent-style-name="Standard">
      <style:text-properties fo:color="#1b1b1b" style:text-underline-style="solid" style:text-underline-width="auto" style:text-underline-color="font-color" fo:font-weight="bold" officeooo:rsid="0009d4fb" officeooo:paragraph-rsid="0009d4fb" fo:background-color="#ffff00" style:font-weight-asian="bold" style:font-weight-complex="bold"/>
    </style:style>
    <style:style style:name="T1" style:family="text">
      <style:text-properties officeooo:rsid="0003a0f9"/>
    </style:style>
    <style:style style:name="T2" style:family="text">
      <style:text-properties fo:color="#8d1d75"/>
    </style:style>
    <style:style style:name="T3" style:family="text">
      <style:text-properties fo:color="#8d1d75" officeooo:rsid="000417d9"/>
    </style:style>
    <style:style style:name="T4" style:family="text">
      <style:text-properties officeooo:rsid="000417d9"/>
    </style:style>
    <style:style style:name="T5" style:family="text">
      <style:text-properties fo:color="#000000" officeooo:rsid="000417d9"/>
    </style:style>
    <style:style style:name="T6" style:family="text">
      <style:text-properties officeooo:rsid="0005573c"/>
    </style:style>
    <style:style style:name="T7" style:family="text">
      <style:text-properties fo:color="#a1467e"/>
    </style:style>
    <style:style style:name="T8" style:family="text">
      <style:text-properties fo:color="#ff0000"/>
    </style:style>
    <style:style style:name="T9" style:family="text">
      <style:text-properties fo:color="#ff0000" officeooo:rsid="000659d0"/>
    </style:style>
    <style:style style:name="T10" style:family="text">
      <style:text-properties fo:color="#ff0000" officeooo:rsid="00075b27"/>
    </style:style>
    <style:style style:name="T11" style:family="text">
      <style:text-properties fo:color="#ff0000" officeooo:rsid="00092438"/>
    </style:style>
    <style:style style:name="T12" style:family="text">
      <style:text-properties fo:color="#ffd54f"/>
    </style:style>
    <style:style style:name="T13" style:family="text">
      <style:text-properties fo:color="#212121"/>
    </style:style>
    <style:style style:name="T14" style:family="text">
      <style:text-properties fo:color="#81d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1</text:span><text:span text:style-name="T11">)</text:span><text:span text:style-name="T9"> </text:span><text:span text:style-name="T1">Page d’accueil : </text:span></text:p>
      <text:p text:style-name="P4"><text:span text:style-name="T4">-scénario 1 :</text:span><text:span text:style-name="T3">Simple page qui va nous rediriger vers une page d’inscription pour se  connecter</text:span></text:p>
      <text:p text:style-name="P1"><text:span text:style-name="T3">- </text:span><text:span text:style-name="T5">scénario 2</text:span><text:span text:style-name="T3"> : tu te connecte tu vas sur la page utilisateur.</text:span></text:p>
      <text:p text:style-name="P1"><text:span text:style-name="T3"/></text:p>
      <text:p text:style-name="P8"><text:span text:style-name="T8">1</text:span><text:span text:style-name="T11">)</text:span>Page inscription : <text:span text:style-name="T7">POUR S4INSCRIRE</text:span></text:p>
      <text:p text:style-name="P8"/>
      <text:p text:style-name="P8"/>
      <text:p text:style-name="P3"><text:span text:style-name="T10">1, </text:span><text:span text:style-name="T9">2</text:span><text:span text:style-name="T11">)</text:span><text:span text:style-name="T9"> </text:span>page utilisateur :<text:span text:style-name="T2">PLANNING </text:span><text:span text:style-name="T3">avec un système de recherche de ligne existant( ne pas afficher les lignes qui sont hors heure actuelle ) <text:s text:c="2"/>quand on prend une ligne on est digérer vers une page d’achat <text:s/>de billet.</text:span></text:p>
      <text:p text:style-name="P2"/>
      <text:p text:style-name="P5">Historique d’achat.<text:span text:style-name="T6">(v3)</text:span></text:p>
      <text:p text:style-name="P5"/>
      <text:p text:style-name="P6">Abonnement (v2)</text:p>
      <text:p text:style-name="P1"/>
      <text:p text:style-name="P1"><text:span text:style-name="T9">1</text:span><text:span text:style-name="T11">)</text:span><text:span text:style-name="T9"> </text:span>page achat de billet :</text:p>
      <text:p text:style-name="P6">ça affiche un « vrai billet de train » avec votre nom, le nom gare d’arriver et de départ etc.…</text:p>
      <text:p text:style-name="P6"/>
      <text:p text:style-name="P1"/>
      <text:p text:style-name="P1"/>
      <text:p text:style-name="P1"><text:span text:style-name="T9">3</text:span><text:span text:style-name="T11">) </text:span>page admin :</text:p>
      <text:p text:style-name="P7">- <text:span text:style-name="T6">créer des lignes, des trains, des gares , des villes ect….</text:span></text:p>
      <text:p text:style-name="P7">-<text:span text:style-name="T6">voir la recette</text:span></text:p>
      <text:p text:style-name="P7">-<text:span text:style-name="T6">voir le planning</text:span></text:p>
      <text:p text:style-name="P7">-<text:span text:style-name="T6">voir les train et leur kilométrage</text:span></text:p>
      <text:p text:style-name="P7">-<text:span text:style-name="T6">créer d’autre admin si il veut </text:span></text:p>
      <text:p text:style-name="P7"/>
      <text:p text:style-name="P1"/>
      <text:p text:style-name="P11">LES COULEURS DU LOGICIELLE : ORANGE , NOIR &amp; BLANC</text:p>
      <text:p text:style-name="P1"><text:span text:style-name="T3"/></text:p>
      <text:p text:style-name="P1"/>
      <text:p text:style-name="P9">équipe 1 : Mostapha, Luffy</text:p>
      <text:p text:style-name="P9"/>
      <text:p text:style-name="P9">équipe 2 : Geoffrey, Jessica</text:p>
      <text:p text:style-name="P9"/>
      <text:p text:style-name="P10"><text:span text:style-name="T10">équipe 3 : Wassim, Mouad</text:span></text:p>
      <text:p text:style-name="P12"/>
      <text:p text:style-name="P13"/>
      <text:p text:style-name="P14"/>
      <text:p text:style-name="P15">DEADLINE  <text:s text:c="2"/>: <text:s text:c="2"/>SAMEDI 28/11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1T15:49:35.613000000</meta:creation-date>
    <dc:date>2020-11-11T16:58:00.371000000</dc:date>
    <meta:editing-duration>PT15M34S</meta:editing-duration>
    <meta:editing-cycles>3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20" meta:word-count="168" meta:character-count="914" meta:non-whitespace-character-count="754"/>
  </office:meta>
</office:document-meta>
</file>